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16.806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16.806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16.806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eb8d" officeooo:paragraph-rsid="001ceb8d"/>
    </style:style>
    <style:style style:name="P2" style:family="paragraph" style:parent-style-name="Standard">
      <style:paragraph-properties fo:text-align="center" style:justify-single-word="false"/>
      <style:text-properties officeooo:rsid="001ceb8d" officeooo:paragraph-rsid="001ceb8d"/>
    </style:style>
    <style:style style:name="P3" style:family="paragraph" style:parent-style-name="Standard">
      <style:paragraph-properties fo:text-align="justify" style:justify-single-word="false"/>
      <style:text-properties officeooo:rsid="001ceb8d" officeooo:paragraph-rsid="001ceb8d"/>
    </style:style>
    <style:style style:name="P4" style:family="paragraph" style:parent-style-name="Standard">
      <style:text-properties officeooo:rsid="001dcb4b" officeooo:paragraph-rsid="001dcb4b"/>
    </style:style>
    <style:style style:name="P5" style:family="paragraph" style:parent-style-name="Standard">
      <style:paragraph-properties fo:text-align="justify" style:justify-single-word="false"/>
      <style:text-properties officeooo:rsid="001dcb4b" officeooo:paragraph-rsid="001ceb8d"/>
    </style:style>
    <style:style style:name="P6" style:family="paragraph" style:parent-style-name="Standard">
      <style:paragraph-properties fo:text-align="justify" style:justify-single-word="false"/>
      <style:text-properties officeooo:rsid="001dcb4b" officeooo:paragraph-rsid="001dcb4b"/>
    </style:style>
    <style:style style:name="P7" style:family="paragraph" style:parent-style-name="Standard">
      <style:text-properties officeooo:rsid="001ec54d" officeooo:paragraph-rsid="001ec54d"/>
    </style:style>
    <style:style style:name="P8" style:family="paragraph" style:parent-style-name="Standard" style:list-style-name="L1">
      <style:text-properties officeooo:rsid="001ec54d" officeooo:paragraph-rsid="001ec54d"/>
    </style:style>
    <style:style style:name="P9" style:family="paragraph" style:parent-style-name="Standard">
      <style:text-properties fo:font-size="20pt" officeooo:rsid="001ceb8d" officeooo:paragraph-rsid="001ceb8d" style:font-size-asian="20pt" style:font-size-complex="20pt"/>
    </style:style>
    <style:style style:name="P10" style:family="paragraph" style:parent-style-name="Standard">
      <style:text-properties fo:font-size="20pt" officeooo:rsid="001dcb4b" officeooo:paragraph-rsid="001dcb4b" style:font-size-asian="20pt" style:font-size-complex="20pt"/>
    </style:style>
    <style:style style:name="P11" style:family="paragraph" style:parent-style-name="Table_20_Contents">
      <style:paragraph-properties fo:text-align="center" style:justify-single-word="false"/>
      <style:text-properties officeooo:rsid="001dcb4b" officeooo:paragraph-rsid="001dcb4b"/>
    </style:style>
    <style:style style:name="P12" style:family="paragraph" style:parent-style-name="Table_20_Contents">
      <style:paragraph-properties fo:text-align="center" style:justify-single-word="false"/>
      <style:text-properties officeooo:rsid="001ec54d" officeooo:paragraph-rsid="001ec54d"/>
    </style:style>
    <style:style style:name="T1" style:family="text">
      <style:text-properties officeooo:rsid="001ec54d"/>
    </style:style>
    <style:style style:name="T2" style:family="text">
      <style:text-properties officeooo:rsid="001ff0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kumentacja – <text:span text:style-name="T2">REST – województwa – Kamil Żuk</text:span></text:p>
      <text:p text:style-name="P1"/>
      <text:p text:style-name="P4">Na początku należy zmienić adres / użytkownika / hasło do bazy danych w application.properties ( ./src/main/resources/ ).</text:p>
      <text:p text:style-name="P4"/>
      <text:p text:style-name="P4">Package całej aplikacji jest dostępny w katalogu java ( ./src/main/java ) jako REST.demo. <text:span text:style-name="T1">Pakiet podzielony jest z kolei na 4 kolejne:</text:span></text:p>
      <text:list xml:id="list2326354713" text:style-name="L1">
        <text:list-item>
          <text:p text:style-name="P8">config – zawiera ustawienia Web Security oraz Swaggera,</text:p>
        </text:list-item>
        <text:list-item>
          <text:p text:style-name="P8">controllers – zawiera zdefiniowane end pointy API,</text:p>
        </text:list-item>
        <text:list-item>
          <text:p text:style-name="P8">domains – tutaj zdefiniowane są po kolei każda z klas oraz ich składowe,</text:p>
        </text:list-item>
        <text:list-item>
          <text:p text:style-name="P8">utils – tutaj natomiast są narzędzia (unikalny Mapper dla DTO klas, oraz logika paginacji).</text:p>
        </text:list-item>
      </text:list>
      <text:p text:style-name="P4"/>
      <text:p text:style-name="P7">Gdy web service zostanie uruchomiony, pozostaje tylko wpisać hasło i login użytkownika ze spring security – w/w ustawione są jako: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2">Login: admin</text:p>
                  <text:p text:style-name="P12">Hasło: admin</text:p>
                </table:table-cell>
              </table:table-row>
            </table:table>
            <text:p text:style-name="Table_20_Contents"/>
          </table:table-cell>
        </table:table-row>
      </table:table>
      <text:p text:style-name="P7"/>
      <text:p text:style-name="P7">Po zalogowaniu mamy w zasadzie dwa kontrolery - „/cities” oraz „/provinces”</text:p>
      <text:p text:style-name="P7"/>
      <text:p text:style-name="P10">Zapytania - przykłady</text:p>
      <text:p text:style-name="P1"/>
      <text:p text:style-name="P3">Projekt wystarczy tylko rozpakować, jest w zasadzie gotowy do użytku. Testy REST przeprowadzałem przez konsolę (przez program httpie)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">http GET <text:a xlink:type="simple" xlink:href="http://localhost:9090/cities/province/1" text:style-name="Internet_20_link" text:visited-style-name="Visited_20_Internet_20_Link">http://localhost:9090/cities/province/1</text:a> page=”0” size=”5”</text:p>
                </table:table-cell>
              </table:table-row>
            </table:table>
          </table:table-cell>
        </table:table-row>
      </table:table>
      <text:p text:style-name="P1"/>
      <text:p text:style-name="P3">Parametr ‘size’ ustala podział w podanej dla tego parametru liczbie, która z kolei oznacza ile elementów przypada na jedną stronę (zapytanie pod paginację). Parametr ‘page’ określa którą ze stron zgodnie z podziałem w ‘size’ chcemy pobrać. W tym przypadku zostanie zwróconych 5 pierwszych elementów z tabeli.</text:p>
      <text:p text:style-name="P5"/>
      <text:p text:style-name="P6">Jest to nietypowe zapytanie, reszta jest dokładnie udokumentowana w nakładce swaggera pod adresem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http://localhost:9090/swagger-ui.html</text:p>
                </table:table-cell>
              </table:table-row>
            </table:table>
            <text:p text:style-name="Table_20_Contents"/>
          </table:table-cell>
        </table:table-row>
      </table:table>
      <text:p text:style-name="P4"/>
      <text:p text:style-name="P6">Nakładka pozwala testować API bez ograniczeń, <text:span text:style-name="T2">przykład z httpie był przykładem zapytania ręczn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26:15.256626694</meta:creation-date>
    <dc:date>2020-03-22T23:04:20.185537858</dc:date>
    <meta:editing-duration>PT2M44S</meta:editing-duration>
    <meta:editing-cycles>1</meta:editing-cycles>
    <meta:document-statistic meta:table-count="6" meta:image-count="0" meta:object-count="0" meta:page-count="1" meta:paragraph-count="18" meta:word-count="218" meta:character-count="1566" meta:non-whitespace-character-count="1362"/>
    <meta:generator>LibreOffice/6.0.7.3$Linux_X86_64 LibreOffice_project/00m0$Build-3</meta:generator>
  </office:meta>
</office:document-meta>
</file>